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630" officeooo:paragraph-rsid="00171630"/>
    </style:style>
    <style:style style:name="T1" style:family="text">
      <style:text-properties officeooo:rsid="001788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un Proyecto llamado Proyecto cine en el cual se muestren las sucursales, las peliculas y sus horarios,y las ganancias.</text:p>
      <text:p text:style-name="P1"/>
      <text:p text:style-name="P1">Proyecto Cine </text:p>
      <text:p text:style-name="P1"/>
      <text:p text:style-name="P1">En este documento se <text:span text:style-name="T1">describirá</text:span> el funcionamiento de un cine el cual consiste en mostrar la cantidad de salas y su funcionamiento. Para ello se <text:span text:style-name="T1">nombrará</text:span> las <text:span text:style-name="T1">películas</text:span> que se exponen, la cantidad de entradas vendidas por <text:span text:style-name="T1">película</text:span>, el costo de cada entrada y como consecuencia las ganancias diarias por <text:span text:style-name="T1">película.</text:span></text:p>
      <text:p text:style-name="P1"/>
      <text:p text:style-name="P1">En este <text:span text:style-name="T1">software</text:span> se consideraran:</text:p>
      <text:p text:style-name="P1">-Cantidad de salas</text:p>
      <text:p text:style-name="P1">-<text:span text:style-name="T1">Película</text:span></text:p>
      <text:p text:style-name="P1">-Costo de entrada</text:p>
      <text:p text:style-name="P1">-Cantidad de entras vendidas</text:p>
      <text:p text:style-name="P1">-Ganancia</text:p>
      <text:p text:style-name="P1"/>
      <text:p text:style-name="P1">En este programa se <text:span text:style-name="T1">dirá</text:span> en que sala se exponen las posibles <text:span text:style-name="T1">películas</text:span> que cambiaran <text:span text:style-name="T1">según</text:span> lo disponga el cine</text:p>
      <text:p text:style-name="P1">La entrada para cada <text:span text:style-name="T1">película</text:span> cuestan lo mismo y su valor lo <text:span text:style-name="T1">decidirá</text:span> el cine.</text:p>
      <text:p text:style-name="P1">En la cantidad de entradas vendidas se tomaran en cuenta si hay entradas y la <text:span text:style-name="T1">ubicación</text:span> de las butacas.</text:p>
      <text:p text:style-name="P1">En Ganancia se <text:span text:style-name="T1">obtendrá</text:span> el valor <text:span text:style-name="T1">económico</text:span> obtenido por el cine, por <text:span text:style-name="T1">película.</text:span> </text:p>
      <text:p text:style-name="P1"/>
      <text:p text:style-name="P1">Las entradas <text:span text:style-name="T1">tendrán</text:span> los siguientes datos:</text:p>
      <text:p text:style-name="P1">-<text:span text:style-name="T1">Película</text:span> </text:p>
      <text:p text:style-name="P1">-Costo</text:p>
      <text:p text:style-name="P1"/>
      <text:p text:style-name="P1">Con este programa <text:span text:style-name="T1">también</text:span> se <text:span text:style-name="T1">podrá</text:span> agregar salas, modificar las <text:span text:style-name="T1">películas</text:span> proyectadas, el precio de las entradas, ya sea por descuento o aumentos impositivo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4:24:51.164675981</meta:creation-date>
    <dc:date>2017-10-20T11:12:53.551987865</dc:date>
    <meta:editing-duration>PT11M27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7" meta:word-count="189" meta:character-count="1148" meta:non-whitespace-character-count="973"/>
  </office:meta>
</office:document-meta>
</file>